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11_10-57-30_000.jpg</text:p>
          </table:table-cell>
          <table:table-cell table:style-name="ce19" office:value-type="string">
            <text:p>:m 1*1 RES / JVEMV6 64#101_?? / 『日本思想大系　３０　熊沢蕃山』 後藤、友枝、解説 / p.21 / w:~,topic:wiki年表 / N~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2]=&quot;&quot;;[.C2];CONCATENATE([.C2];&quot; / &quot;;[.E2]))" office:value-type="string" office:string-value=":m 1*1 RES / JVEMV6 64#101_?? / 『日本思想大系　３０　熊沢蕃山』 後藤、友枝、解説 / p.21 / w:~,topic:wiki年表 / N~">
            <text:p>:m 1*1 RES / JVEMV6 64#101_?? / 『日本思想大系　３０　熊沢蕃山』 後藤、友枝、解説 / p.21 / w:~,topic:wiki年表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11_16-38-11_000.jpg</text:p>
          </table:table-cell>
          <table:table-cell table:style-name="ce19" office:value-type="string">
            <text:p>:m 東和 PHOTO / 210312f / 谷保駅 / 国立市富士見台二丁目新築計画 / １名 / 小川電気工事（新日本建設） / 指示書</text:p>
          </table:table-cell>
          <table:table-cell table:style-name="ce4"/>
          <table:table-cell table:style-name="ce4"/>
          <table:table-cell table:style-name="ce4"/>
          <table:table-cell table:style-name="ce36" table:formula="of:=IF([.E3]=&quot;&quot;;[.C3];CONCATENATE([.C3];&quot; / &quot;;[.E3]))" office:value-type="string" office:string-value=":m 東和 PHOTO / 210312f / 谷保駅 / 国立市富士見台二丁目新築計画 / １名 / 小川電気工事（新日本建設） / 指示書">
            <text:p>:m 東和 PHOTO / 210312f / 谷保駅 / 国立市富士見台二丁目新築計画 / １名 / 小川電気工事（新日本建設） / 指示書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11_16-38-17_000.jpg</text:p>
          </table:table-cell>
          <table:table-cell table:style-name="ce19" office:value-type="string">
            <text:p>:m 東和 PHOTO / 210312f / 谷保駅 / 国立市富士見台二丁目新築計画 / １名 / 小川電気工事（新日本建設） / 指示書</text:p>
          </table:table-cell>
          <table:table-cell table:style-name="ce18"/>
          <table:table-cell table:style-name="ce4"/>
          <table:table-cell table:style-name="ce4"/>
          <table:table-cell table:style-name="ce36" table:formula="of:=IF([.E4]=&quot;&quot;;[.C4];CONCATENATE([.C4];&quot; / &quot;;[.E4]))" office:value-type="string" office:string-value=":m 東和 PHOTO / 210312f / 谷保駅 / 国立市富士見台二丁目新築計画 / １名 / 小川電気工事（新日本建設） / 指示書">
            <text:p>:m 東和 PHOTO / 210312f / 谷保駅 / 国立市富士見台二丁目新築計画 / １名 / 小川電気工事（新日本建設） / 指示書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11_16-42-19_000.jpg</text:p>
          </table:table-cell>
          <table:table-cell table:style-name="ce19" office:value-type="string">
            <text:p>:m 東和 PHOTO / 210312f / 谷保駅 / 国立市富士見台二丁目新築計画 / １名 / 小川電気工事（新日本建設） / 資料：天気</text:p>
          </table:table-cell>
          <table:table-cell table:style-name="ce18"/>
          <table:table-cell table:style-name="ce4"/>
          <table:table-cell table:style-name="ce4"/>
          <table:table-cell table:style-name="ce36" table:formula="of:=IF([.E5]=&quot;&quot;;[.C5];CONCATENATE([.C5];&quot; / &quot;;[.E5]))" office:value-type="string" office:string-value=":m 東和 PHOTO / 210312f / 谷保駅 / 国立市富士見台二丁目新築計画 / １名 / 小川電気工事（新日本建設） / 資料：天気">
            <text:p>:m 東和 PHOTO / 210312f / 谷保駅 / 国立市富士見台二丁目新築計画 / １名 / 小川電気工事（新日本建設） / 資料：天気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11_16-43-15_000.jpg</text:p>
          </table:table-cell>
          <table:table-cell table:style-name="ce19" office:value-type="string">
            <text:p>:m 東和 PHOTO / 210312f / 谷保駅 / 国立市富士見台二丁目新築計画 / １名 / 小川電気工事（新日本建設） / 資料：交通</text:p>
          </table:table-cell>
          <table:table-cell table:style-name="ce19"/>
          <table:table-cell table:style-name="ce4"/>
          <table:table-cell table:style-name="ce4"/>
          <table:table-cell table:style-name="ce36" table:formula="of:=IF([.E6]=&quot;&quot;;[.C6];CONCATENATE([.C6];&quot; / &quot;;[.E6]))" office:value-type="string" office:string-value=":m 東和 PHOTO / 210312f / 谷保駅 / 国立市富士見台二丁目新築計画 / １名 / 小川電気工事（新日本建設） / 資料：交通">
            <text:p>:m 東和 PHOTO / 210312f / 谷保駅 / 国立市富士見台二丁目新築計画 / １名 / 小川電気工事（新日本建設） / 資料：交通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11_16-54-55_000.jpg</text:p>
          </table:table-cell>
          <table:table-cell table:style-name="ce19" office:value-type="string">
            <text:p>:m 東和 PHOTO / 210312f / 谷保駅 / 国立市富士見台二丁目新築計画 / １名 / 小川電気工事（新日本建設） / 資料：スケジュール</text:p>
          </table:table-cell>
          <table:table-cell table:style-name="ce17"/>
          <table:table-cell table:style-name="ce4"/>
          <table:table-cell table:style-name="ce4" office:value-type="string">
            <text:p>N-35-35-29.232788 E-139-34-49.160156</text:p>
          </table:table-cell>
          <table:table-cell table:style-name="ce36" table:formula="of:=IF([.E7]=&quot;&quot;;[.C7];CONCATENATE([.C7];&quot; / &quot;;[.E7]))" office:value-type="string" office:string-value=":m 東和 PHOTO / 210312f / 谷保駅 / 国立市富士見台二丁目新築計画 / １名 / 小川電気工事（新日本建設） / 資料：スケジュール">
            <text:p>:m 東和 PHOTO / 210312f / 谷保駅 / 国立市富士見台二丁目新築計画 / １名 / 小川電気工事（新日本建設） / 資料：スケジュール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11_17-04-03_000.jpg</text:p>
          </table:table-cell>
          <table:table-cell table:style-name="ce19" office:value-type="string">
            <text:p>:m 東和 PHOTO / 210312f / 谷保駅 / 国立市富士見台二丁目新築計画 / １名 / 小川電気工事（新日本建設） / 資料：地図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8]=&quot;&quot;;[.C8];CONCATENATE([.C8];&quot; / &quot;;[.E8]))" office:value-type="string" office:string-value=":m 東和 PHOTO / 210312f / 谷保駅 / 国立市富士見台二丁目新築計画 / １名 / 小川電気工事（新日本建設） / 資料：地図">
            <text:p>:m 東和 PHOTO / 210312f / 谷保駅 / 国立市富士見台二丁目新築計画 / １名 / 小川電気工事（新日本建設） / 資料：地図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11_17-08-39_000.jpg</text:p>
          </table:table-cell>
          <table:table-cell table:style-name="ce19" office:value-type="string">
            <text:p>:m 東和 PHOTO / 210312f / 谷保駅 / 国立市富士見台二丁目新築計画 / １名 / 小川電気工事（新日本建設） / 資料：地図：ストリート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9]=&quot;&quot;;[.C9];CONCATENATE([.C9];&quot; / &quot;;[.E9]))" office:value-type="string" office:string-value=":m 東和 PHOTO / 210312f / 谷保駅 / 国立市富士見台二丁目新築計画 / １名 / 小川電気工事（新日本建設） / 資料：地図：ストリート">
            <text:p>:m 東和 PHOTO / 210312f / 谷保駅 / 国立市富士見台二丁目新築計画 / １名 / 小川電気工事（新日本建設） / 資料：地図：ストリート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3-11_18-56-29_000.jpg</text:p>
          </table:table-cell>
          <table:table-cell table:style-name="ce17" office:value-type="string">
            <text:p>:m :篠笛,shinobue 1*1 / session-memo / s.1:rev:3-10_19.13 \\\ s.2:todays-melody,key=G</text:p>
          </table:table-cell>
          <table:table-cell table:style-name="ce1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10]=&quot;&quot;;[.C10];CONCATENATE([.C10];&quot; / &quot;;[.E10]))" office:value-type="string" office:string-value=":m :篠笛,shinobue 1*1 / session-memo / s.1:rev:3-10_19.13 \\\ s.2:todays-melody,key=G">
            <text:p>:m :篠笛,shinobue 1*1 / session-memo / s.1:rev:3-10_19.13 \\\ s.2:todays-melody,key=G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3-11_18-56-46_000.jpg</text:p>
          </table:table-cell>
          <table:table-cell table:style-name="ce17" office:value-type="string">
            <text:p>:m :尺八,shakuhachi,bamboo 1*1 / session-memo / s.1:todays-melody,key=Gm,score+</text:p>
          </table:table-cell>
          <table:table-cell table:style-name="ce17"/>
          <table:table-cell table:style-name="ce4"/>
          <table:table-cell table:style-name="ce4" office:value-type="string">
            <text:p>N-35-35-29.699707 E-139-34-45.864257</text:p>
          </table:table-cell>
          <table:table-cell table:style-name="ce36" table:formula="of:=IF([.E11]=&quot;&quot;;[.C11];CONCATENATE([.C11];&quot; / &quot;;[.E11]))" office:value-type="string" office:string-value=":m :尺八,shakuhachi,bamboo 1*1 / session-memo / s.1:todays-melody,key=Gm,score+">
            <text:p>:m :尺八,shakuhachi,bamboo 1*1 / session-memo / s.1:todays-melody,key=Gm,score+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3-11_20-44-50_000.jpg</text:p>
          </table:table-cell>
          <table:table-cell table:style-name="ce20" office:value-type="string">
            <text:p>:m 食べた物</text:p>
          </table:table-cell>
          <table:table-cell table:style-name="ce27"/>
          <table:table-cell table:style-name="ce4"/>
          <table:table-cell table:style-name="ce4" office:value-type="string">
            <text:p>N-35-35-28.669738 E-139-34-49.764404</text:p>
          </table:table-cell>
          <table:table-cell table:style-name="ce36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3-11_22-35-24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477478 E-139-34-49.050292</text:p>
          </table:table-cell>
          <table:table-cell table:style-name="ce36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3-11_23-52-34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14]=&quot;&quot;;[.C14];CONCATENATE([.C14];&quot; / &quot;;[.E14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3-12_04-07-04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3-12_05-26-45_000.jpg</text:p>
          </table:table-cell>
          <table:table-cell table:style-name="ce19" office:value-type="string">
            <text:p>:m 東和 PHOTO / 210312f / 谷保駅 / 国立市富士見台二丁目新築計画 / １名 / 小川電気工事（新日本建設） / 出発時間</text:p>
          </table:table-cell>
          <table:table-cell table:style-name="ce2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16]=&quot;&quot;;[.C16];CONCATENATE([.C16];&quot; / &quot;;[.E16]))" office:value-type="string" office:string-value=":m 東和 PHOTO / 210312f / 谷保駅 / 国立市富士見台二丁目新築計画 / １名 / 小川電気工事（新日本建設） / 出発時間">
            <text:p>:m 東和 PHOTO / 210312f / 谷保駅 / 国立市富士見台二丁目新築計画 / １名 / 小川電気工事（新日本建設） / 出発時間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3-12_06-45-12_000.jpg</text:p>
          </table:table-cell>
          <table:table-cell table:style-name="ce19" office:value-type="string">
            <text:p>:m 東和 PHOTO / 210312f / 谷保駅 / 国立市富士見台二丁目新築計画 / １名 / 小川電気工事（新日本建設） / 現場状況</text:p>
          </table:table-cell>
          <table:table-cell table:style-name="ce27"/>
          <table:table-cell table:style-name="ce4"/>
          <table:table-cell table:style-name="ce4" office:value-type="string">
            <text:p>N-35-41-8.572998 E-139-26-42.850341</text:p>
          </table:table-cell>
          <table:table-cell table:style-name="ce36" table:formula="of:=IF([.E17]=&quot;&quot;;[.C17];CONCATENATE([.C17];&quot; / &quot;;[.E17]))" office:value-type="string" office:string-value=":m 東和 PHOTO / 210312f / 谷保駅 / 国立市富士見台二丁目新築計画 / １名 / 小川電気工事（新日本建設） / 現場状況">
            <text:p>:m 東和 PHOTO / 210312f / 谷保駅 / 国立市富士見台二丁目新築計画 / １名 / 小川電気工事（新日本建設） / 現場状況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3-12_06-45-33_000.jpg</text:p>
          </table:table-cell>
          <table:table-cell table:style-name="ce19" office:value-type="string">
            <text:p>:m 東和 PHOTO / 210312f / 谷保駅 / 国立市富士見台二丁目新築計画 / １名 / 小川電気工事（新日本建設） / 現場状況</text:p>
          </table:table-cell>
          <table:table-cell table:style-name="ce20"/>
          <table:table-cell table:style-name="ce4"/>
          <table:table-cell table:style-name="ce4" office:value-type="string">
            <text:p>N-35-41-19.518127 E-139-26-36.917724</text:p>
          </table:table-cell>
          <table:table-cell table:style-name="ce36" table:formula="of:=IF([.E18]=&quot;&quot;;[.C18];CONCATENATE([.C18];&quot; / &quot;;[.E18]))" office:value-type="string" office:string-value=":m 東和 PHOTO / 210312f / 谷保駅 / 国立市富士見台二丁目新築計画 / １名 / 小川電気工事（新日本建設） / 現場状況">
            <text:p>:m 東和 PHOTO / 210312f / 谷保駅 / 国立市富士見台二丁目新築計画 / １名 / 小川電気工事（新日本建設） / 現場状況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3-12_06-47-08_000.jpg</text:p>
          </table:table-cell>
          <table:table-cell table:style-name="ce19" office:value-type="string">
            <text:p>:m 東和 PHOTO / 210312f / 谷保駅 / 国立市富士見台二丁目新築計画 / １名 / 小川電気工事（新日本建設） / 現場状況</text:p>
          </table:table-cell>
          <table:table-cell table:style-name="ce18"/>
          <table:table-cell table:style-name="ce4"/>
          <table:table-cell table:style-name="ce4" office:value-type="string">
            <text:p>N-35-41-6.952514 E-139-26-41.47705</text:p>
          </table:table-cell>
          <table:table-cell table:style-name="ce36" table:formula="of:=IF([.E19]=&quot;&quot;;[.C19];CONCATENATE([.C19];&quot; / &quot;;[.E19]))" office:value-type="string" office:string-value=":m 東和 PHOTO / 210312f / 谷保駅 / 国立市富士見台二丁目新築計画 / １名 / 小川電気工事（新日本建設） / 現場状況">
            <text:p>:m 東和 PHOTO / 210312f / 谷保駅 / 国立市富士見台二丁目新築計画 / １名 / 小川電気工事（新日本建設） / 現場状況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3-12_21-14-48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31.292724 E-139-34-44.710693</text:p>
          </table:table-cell>
          <table:table-cell table:style-name="ce36" table:formula="of:=IF([.E20]=&quot;&quot;;[.C20];CONCATENATE([.C20];&quot; / &quot;;[.E20]))" office:value-type="string" office:string-value=":m 食べた物">
            <text:p>:m 食べた物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3-13_11-27-10_000.jpg</text:p>
          </table:table-cell>
          <table:table-cell table:style-name="ce19" office:value-type="string">
            <text:p>:m 東和 PHOTO / 210312f / 谷保駅 / 国立市富士見台二丁目新築計画 / １名 / 小川電気工事（新日本建設） / 日報</text:p>
          </table:table-cell>
          <table:table-cell table:style-name="ce17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6" table:formula="of:=IF([.E21]=&quot;&quot;;[.C21];CONCATENATE([.C21];&quot; / &quot;;[.E21]))" office:value-type="string" office:string-value=":m 東和 PHOTO / 210312f / 谷保駅 / 国立市富士見台二丁目新築計画 / １名 / 小川電気工事（新日本建設） / 日報">
            <text:p>:m 東和 PHOTO / 210312f / 谷保駅 / 国立市富士見台二丁目新築計画 / １名 / 小川電気工事（新日本建設） / 日報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11_13-10-14_000.mid</text:p>
          </table:table-cell>
          <table:table-cell table:style-name="ce8" office:value-type="string">
            <text:p>:in-mid / app=perfect-piano / 演奏、play / id-2021-0311-1 / category=melody,inst=shino,for=~,genre=~</text:p>
          </table:table-cell>
          <table:table-cell table:style-name="ce27"/>
          <table:table-cell table:style-name="ce4"/>
          <table:table-cell table:style-name="ce4"/>
          <table:table-cell table:style-name="ce36" table:formula="of:=IF([.E22]=&quot;&quot;;[.C22];CONCATENATE([.C22];&quot; / &quot;;[.E22]))" office:value-type="string" office:string-value=":in-mid / app=perfect-piano / 演奏、play / id-2021-0311-1 / category=melody,inst=shino,for=~,genre=~">
            <text:p>:in-mid / app=perfect-piano / 演奏、play / id-2021-0311-1 / category=melody,inst=shino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12_06-56-25_000.mid</text:p>
          </table:table-cell>
          <table:table-cell table:style-name="ce8" office:value-type="string">
            <text:p>:in-mid / app=perfect-piano / 演奏、play / id-2021-0312-1 / category=melody,inst=~,for=~,genre=~</text:p>
          </table:table-cell>
          <table:table-cell table:style-name="ce27"/>
          <table:table-cell table:style-name="ce4"/>
          <table:table-cell table:style-name="ce4"/>
          <table:table-cell table:style-name="ce36" table:formula="of:=IF([.E23]=&quot;&quot;;[.C23];CONCATENATE([.C23];&quot; / &quot;;[.E23]))" office:value-type="string" office:string-value=":in-mid / app=perfect-piano / 演奏、play / id-2021-0312-1 / category=melody,inst=~,for=~,genre=~">
            <text:p>:in-mid / app=perfect-piano / 演奏、play / id-2021-0312-1 / category=melody,inst=~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12_18-15-48_000.mp4</text:p>
          </table:table-cell>
          <table:table-cell table:style-name="ce8" office:value-type="string">
            <text:p>:VIDEO / @自室 / 記録 / jap.flute / 演奏、play / f-2021-0312-1 / genr=source-video:for-loop,note=A;G</text:p>
          </table:table-cell>
          <table:table-cell table:style-name="ce27"/>
          <table:table-cell table:style-name="ce4"/>
          <table:table-cell table:style-name="ce4"/>
          <table:table-cell table:style-name="ce36" table:formula="of:=IF([.E24]=&quot;&quot;;[.C24];CONCATENATE([.C24];&quot; / &quot;;[.E24]))" office:value-type="string" office:string-value=":VIDEO / @自室 / 記録 / jap.flute / 演奏、play / f-2021-0312-1 / genr=source-video:for-loop,note=A;G">
            <text:p>:VIDEO / @自室 / 記録 / jap.flute / 演奏、play / f-2021-0312-1 / genr=source-video:for-loop,note=A;G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12_18-21-46_000.avi</text:p>
          </table:table-cell>
          <table:table-cell table:style-name="ce8" office:value-type="string">
            <text:p>:VIDEO / @自室 / 記録 / jap.flute / 演奏、play / f-2021-0312-2 / genr=loop,note=A;G,other=orig-file:2021-03-12_18-15-48_000.mp4:14.98~</text:p>
          </table:table-cell>
          <table:table-cell table:style-name="ce27"/>
          <table:table-cell table:style-name="ce4"/>
          <table:table-cell table:style-name="ce4"/>
          <table:table-cell table:style-name="ce36" table:formula="of:=IF([.E25]=&quot;&quot;;[.C25];CONCATENATE([.C25];&quot; / &quot;;[.E25]))" office:value-type="string" office:string-value=":VIDEO / @自室 / 記録 / jap.flute / 演奏、play / f-2021-0312-2 / genr=loop,note=A;G,other=orig-file:2021-03-12_18-15-48_000.mp4:14.98~">
            <text:p>:VIDEO / @自室 / 記録 / jap.flute / 演奏、play / f-2021-0312-2 / genr=loop,note=A;G,other=orig-file:2021-03-12_18-15-48_000.mp4:14.98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12_18-25-26_000.mp4</text:p>
          </table:table-cell>
          <table:table-cell table:style-name="ce8" office:value-type="string">
            <text:p>:VIDEO / @自室 / 記録 / jap.flute / 演奏、play / f-2021-0312-3 / genr=demo:loop-laying,note=D;C,other=orig-file:2021-03-12_18-15-48_000.mp4;2021-03-12_18-21-46_000.avi</text:p>
          </table:table-cell>
          <table:table-cell table:style-name="ce27"/>
          <table:table-cell table:style-name="ce4"/>
          <table:table-cell table:style-name="ce4"/>
          <table:table-cell table:style-name="ce36" table:formula="of:=IF([.E26]=&quot;&quot;;[.C26];CONCATENATE([.C26];&quot; / &quot;;[.E26]))" office:value-type="string" office:string-value=":VIDEO / @自室 / 記録 / jap.flute / 演奏、play / f-2021-0312-3 / genr=demo:loop-laying,note=D;C,other=orig-file:2021-03-12_18-15-48_000.mp4;2021-03-12_18-21-46_000.avi">
            <text:p>:VIDEO / @自室 / 記録 / jap.flute / 演奏、play / f-2021-0312-3 / genr=demo:loop-laying,note=D;C,other=orig-file:2021-03-12_18-15-48_000.mp4;2021-03-12_18-21-46_000.avi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25">
            <text:p>25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3">2021/03/13</text:date>, <text:time>12:58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13T12:58:30.92</dc:date>
    <dc:creator>iwabuchi ken</dc:creator>
    <meta:editing-duration>P31DT23H41M52S</meta:editing-duration>
    <meta:editing-cycles>11911</meta:editing-cycles>
    <meta:document-statistic meta:table-count="1" meta:cell-count="384" meta:object-count="0"/>
  </office:meta>
</office:document-meta>
</file>